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4E8000002D51D0319D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002cm" svg:height="12.7cm" svg:x="-0.446cm" svg:y="0cm">
          <draw:image xlink:href="Pictures/10000000000004E8000002D51D0319D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4-22T12:35:45.515000000</dc:date>
    <meta:editing-duration>PT37M54S</meta:editing-duration>
    <meta:editing-cycles>10</meta:editing-cycles>
    <meta:generator>LibreOffice/4.2.5.2$Windows_x86 LibreOffice_project/61cb170a04bb1f12e77c884eab9192be736ec5f5</meta:generator>
    <meta:document-statistic meta:object-count="1"/>
  </office:meta>
</office:document-meta>
</file>